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42b3f"/>
    </style:style>
    <style:style style:name="P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fo:language="fr" fo:country="FR"/>
    </style:style>
    <style:style style:name="P3" style:family="paragraph" style:parent-style-name="Code">
      <style:text-properties style:font-name="DejaVu Sans" fo:font-size="10pt" fo:language="fr" fo:country="FR" style:font-size-asian="10pt" style:font-size-complex="10pt"/>
    </style:style>
    <style:style style:name="P4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  <style:text-properties fo:language="fr" fo:country="FR"/>
    </style:style>
    <style:style style:name="P5" style:family="paragraph" style:parent-style-name="Balise">
      <style:text-properties style:use-window-font-color="true" loext:opacity="0%" fo:language="fr" fo:country="FR"/>
    </style:style>
    <style:style style:name="P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fo:language="fr" fo:country="FR"/>
    </style:style>
    <style:style style:name="P7" style:family="paragraph" style:parent-style-name="Contents_20_Heading">
      <style:text-properties fo:language="fr" fo:country="FR"/>
    </style:style>
    <style:style style:name="P8" style:family="paragraph" style:parent-style-name="Frame_20_contents">
      <style:paragraph-properties fo:text-align="end" style:justify-single-word="false"/>
      <style:text-properties fo:language="fr" fo:country="FR" officeooo:paragraph-rsid="00679987"/>
    </style:style>
    <style:style style:name="P9" style:family="paragraph" style:parent-style-name="Header">
      <style:text-properties fo:language="fr" fo:country="FR"/>
    </style:style>
    <style:style style:name="P10" style:family="paragraph" style:parent-style-name="Heading_20_1">
      <style:paragraph-properties fo:break-before="page"/>
      <style:text-properties fo:color="#ffffff" loext:opacity="100%" fo:language="fr" fo:country="FR"/>
    </style:style>
    <style:style style:name="P11" style:family="paragraph" style:parent-style-name="Heading_20_1">
      <style:text-properties fo:language="fr" fo:country="FR"/>
    </style:style>
    <style:style style:name="P12" style:family="paragraph" style:parent-style-name="Heading_20_1">
      <style:text-properties fo:language="fr" fo:country="FR" style:font-name-asian="DejaVu Sans2" style:font-name-complex="DejaVu Sans2"/>
    </style:style>
    <style:style style:name="P13" style:family="paragraph" style:parent-style-name="Heading_20_1">
      <style:text-properties fo:language="fr" fo:country="FR" officeooo:rsid="00516c3d" officeooo:paragraph-rsid="00516c3d"/>
    </style:style>
    <style:style style:name="P14" style:family="paragraph" style:parent-style-name="Heading_20_1">
      <style:text-properties fo:language="fr" fo:country="FR" officeooo:paragraph-rsid="004e7260"/>
    </style:style>
    <style:style style:name="P15" style:family="paragraph" style:parent-style-name="Heading_20_2">
      <style:text-properties fo:language="fr" fo:country="FR"/>
    </style:style>
    <style:style style:name="P16" style:family="paragraph" style:parent-style-name="Heading_20_2">
      <style:paragraph-properties fo:margin-top="0.423cm" fo:margin-bottom="0.212cm" style:contextual-spacing="false" fo:keep-with-next="always"/>
      <style:text-properties fo:language="fr" fo:country="FR" officeooo:paragraph-rsid="00486249" style:font-name-asian="DejaVu Sans2" style:font-name-complex="DejaVu Sans2"/>
    </style:style>
    <style:style style:name="P17" style:family="paragraph" style:parent-style-name="Heading_20_2">
      <style:text-properties fo:language="fr" fo:country="FR" officeooo:rsid="004e2ebf" officeooo:paragraph-rsid="004e7260"/>
    </style:style>
    <style:style style:name="P18" style:family="paragraph" style:parent-style-name="Heading_20_2">
      <style:text-properties fo:language="fr" fo:country="FR" officeooo:rsid="004e2ebf" officeooo:paragraph-rsid="004e2ebf"/>
    </style:style>
    <style:style style:name="P19" style:family="paragraph" style:parent-style-name="Heading_20_2">
      <style:paragraph-properties fo:margin-top="0.423cm" fo:margin-bottom="0.212cm" style:contextual-spacing="false"/>
      <style:text-properties fo:language="fr" fo:country="FR" officeooo:paragraph-rsid="004e7260"/>
    </style:style>
    <style:style style:name="P20" style:family="paragraph" style:parent-style-name="Heading_20_3">
      <style:paragraph-properties fo:margin-top="0.423cm" fo:margin-bottom="0.212cm" style:contextual-spacing="false"/>
      <style:text-properties fo:language="fr" fo:country="FR" officeooo:paragraph-rsid="00486249" style:font-name-asian="DejaVu Sans2" style:font-name-complex="DejaVu Sans2"/>
    </style:style>
    <style:style style:name="P21" style:family="paragraph" style:parent-style-name="Heading_20_3" style:master-page-name="">
      <style:paragraph-properties fo:margin-top="0.423cm" fo:margin-bottom="0.212cm" style:contextual-spacing="false" style:page-number="auto" fo:break-before="auto" fo:break-after="auto"/>
      <style:text-properties fo:language="fr" fo:country="FR" officeooo:paragraph-rsid="00486249" style:font-name-asian="DejaVu Sans2" style:font-name-complex="DejaVu Sans2"/>
    </style:style>
    <style:style style:name="P22" style:family="paragraph" style:parent-style-name="Heading_20_3">
      <loext:graphic-properties draw:fill="none" draw:fill-color="#99ccff"/>
      <style:paragraph-properties fo:background-color="transparent" style:writing-mode="page"/>
      <style:text-properties fo:language="fr" fo:country="FR" officeooo:rsid="00486249" style:font-name-asian="DejaVu Sans2" style:font-name-complex="DejaVu Sans2"/>
    </style:style>
    <style:style style:name="P23" style:family="paragraph" style:parent-style-name="Heading_20_3">
      <style:text-properties fo:language="fr" fo:country="FR"/>
    </style:style>
    <style:style style:name="P24" style:family="paragraph" style:parent-style-name="Heading_20_4">
      <style:text-properties fo:language="fr" fo:country="FR" officeooo:paragraph-rsid="005e6ab8"/>
    </style:style>
    <style:style style:name="P25" style:family="paragraph" style:parent-style-name="Heading_20_4">
      <style:text-properties fo:language="fr" fo:country="FR" officeooo:paragraph-rsid="005af96a"/>
    </style:style>
    <style:style style:name="P26" style:family="paragraph" style:parent-style-name="Heading_20_5">
      <style:text-properties fo:language="fr" fo:country="FR" officeooo:rsid="006258ee" officeooo:paragraph-rsid="006258ee"/>
    </style:style>
    <style:style style:name="P27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6pt" fo:language="fr" fo:country="FR" style:font-size-asian="5.25pt" style:font-size-complex="6pt"/>
    </style:style>
    <style:style style:name="P29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language="fr" fo:country="FR" fo:font-style="normal" officeooo:paragraph-rsid="00242b3f" style:font-size-asian="8pt" style:font-style-asian="normal" style:font-size-complex="8pt" style:font-style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P35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P36" style:family="paragraph" style:parent-style-name="Standard">
      <style:text-properties fo:color="#ff3333" loext:opacity="100%" fo:font-size="10pt" fo:language="fr" fo:country="FR" officeooo:rsid="003dcc4a" officeooo:paragraph-rsid="003dcc4a" style:font-size-asian="10pt" style:font-size-complex="10pt"/>
    </style:style>
    <style:style style:name="P37" style:family="paragraph" style:parent-style-name="Standard" style:list-style-name="L1">
      <style:text-properties fo:color="#ff3333" loext:opacity="100%" fo:font-size="10pt" fo:language="fr" fo:country="FR" officeooo:rsid="003dcc4a" officeooo:paragraph-rsid="003dcc4a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20pt" fo:language="fr" fo:country="FR" fo:font-weight="bold" officeooo:rsid="00679987" officeooo:paragraph-rsid="00679987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/>
      <style:text-properties fo:language="fr" fo:country="FR"/>
    </style:style>
    <style:style style:name="P41" style:family="paragraph" style:parent-style-name="Standard">
      <style:paragraph-properties fo:text-align="end" style:justify-single-word="false"/>
      <style:text-properties fo:language="fr" fo:country="FR" fo:font-weight="bold" style:font-weight-asian="bold" style:font-weight-complex="bold"/>
    </style:style>
    <style:style style:name="P42" style:family="paragraph" style:parent-style-name="Standard">
      <style:paragraph-properties fo:text-align="end" style:justify-single-word="false"/>
      <style:text-properties fo:language="fr" fo:country="FR" officeooo:rsid="00679987" officeooo:paragraph-rsid="00679987"/>
    </style:style>
    <style:style style:name="P43" style:family="paragraph" style:parent-style-name="Standard">
      <style:paragraph-properties fo:text-align="end" style:justify-single-word="false"/>
      <style:text-properties fo:language="fr" fo:country="FR" fo:font-style="italic" officeooo:rsid="00679987" officeooo:paragraph-rsid="00679987" style:font-style-asian="italic" style:font-style-complex="italic"/>
    </style:style>
    <style:style style:name="P44" style:family="paragraph" style:parent-style-name="Standard">
      <style:text-properties fo:language="fr" fo:country="FR" officeooo:rsid="003dcc4a" officeooo:paragraph-rsid="003dcc4a"/>
    </style:style>
    <style:style style:name="P45" style:family="paragraph" style:parent-style-name="Standard">
      <style:paragraph-properties fo:break-before="page"/>
      <style:text-properties fo:language="fr" fo:country="FR"/>
    </style:style>
    <style:style style:name="P46" style:family="paragraph" style:parent-style-name="Standard">
      <style:text-properties fo:language="fr" fo:country="FR"/>
    </style:style>
    <style:style style:name="P47" style:family="paragraph" style:parent-style-name="Standard" style:list-style-name="L4">
      <style:text-properties fo:language="fr" fo:country="FR"/>
    </style:style>
    <style:style style:name="P48" style:family="paragraph" style:parent-style-name="Standard">
      <style:paragraph-properties fo:text-align="center" style:justify-single-word="false"/>
      <style:text-properties fo:font-size="14pt" fo:language="fr" fo:country="FR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P52" style:family="paragraph" style:parent-style-name="Table_20_Contents">
      <style:text-properties fo:font-size="7pt" fo:language="fr" fo:country="FR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DejaVu Sans1" fo:font-size="10pt" fo:language="fr" fo:country="FR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DejaVu Sans1" fo:font-size="10pt" fo:language="fr" fo:country="FR" style:font-size-asian="10pt" style:font-size-complex="10pt"/>
    </style:style>
    <style:style style:name="P55" style:family="paragraph" style:parent-style-name="Table_20_Contents">
      <style:text-properties style:font-name="DejaVu Sans1" fo:font-size="10pt" fo:language="fr" fo:country="FR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language="fr" fo:country="FR" officeooo:rsid="00679987" officeooo:paragraph-rsid="00679987"/>
    </style:style>
    <style:style style:name="P57" style:family="paragraph" style:parent-style-name="Table_20_Contents">
      <style:text-properties fo:language="fr" fo:country="FR"/>
    </style:style>
    <style:style style:name="P58" style:family="paragraph" style:parent-style-name="Table_20_Contents">
      <style:paragraph-properties fo:text-align="center" style:justify-single-word="false"/>
      <style:text-properties fo:language="fr" fo:country="FR"/>
    </style:style>
    <style:style style:name="P59" style:family="paragraph" style:parent-style-name="Table_20_Contents">
      <style:text-properties fo:language="fr" fo:country="FR" officeooo:rsid="005af96a" officeooo:paragraph-rsid="005e6ab8"/>
    </style:style>
    <style:style style:name="P60" style:family="paragraph" style:parent-style-name="Table_20_Contents">
      <style:text-properties fo:language="fr" fo:country="FR" style:language-complex="ar" style:country-complex="SA"/>
    </style:style>
    <style:style style:name="P61" style:family="paragraph" style:parent-style-name="Table_20_Contents" style:list-style-name="L5">
      <style:text-properties fo:language="fr" fo:country="FR" officeooo:rsid="00602eb9" officeooo:paragraph-rsid="00602eb9"/>
    </style:style>
    <style:style style:name="P62" style:family="paragraph" style:parent-style-name="Table_20_Contents" style:list-style-name="L6">
      <style:text-properties fo:language="fr" fo:country="FR"/>
    </style:style>
    <style:style style:name="P63" style:family="paragraph" style:parent-style-name="Table_20_Contents" style:list-style-name="L7">
      <style:text-properties fo:language="fr" fo:country="FR"/>
    </style:style>
    <style:style style:name="P64" style:family="paragraph" style:parent-style-name="Table_20_Contents">
      <style:paragraph-properties fo:text-align="justify" style:justify-single-word="false"/>
      <style:text-properties fo:language="fr" fo:country="FR" fo:font-weight="bold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language="fr" fo:country="FR"/>
    </style:style>
    <style:style style:name="P66" style:family="paragraph" style:parent-style-name="Tableau_20_entête">
      <style:paragraph-properties fo:text-align="center" style:justify-single-word="false"/>
      <style:text-properties fo:language="fr" fo:country="FR"/>
    </style:style>
    <style:style style:name="P67" style:family="paragraph" style:parent-style-name="Tableau_20_entête">
      <style:text-properties fo:language="fr" fo:country="FR"/>
    </style:style>
    <style:style style:name="P68" style:family="paragraph" style:parent-style-name="Text_20_body">
      <style:text-properties fo:language="fr" fo:country="FR"/>
    </style:style>
    <style:style style:name="P69" style:family="paragraph" style:parent-style-name="Text_20_body">
      <style:text-properties fo:language="fr" fo:country="FR" officeooo:rsid="0032e14d" officeooo:paragraph-rsid="0032e14d"/>
    </style:style>
    <style:style style:name="P70" style:family="paragraph" style:parent-style-name="Text_20_body">
      <style:text-properties fo:language="fr" fo:country="FR" officeooo:rsid="00486249" officeooo:paragraph-rsid="00486249"/>
    </style:style>
    <style:style style:name="P71" style:family="paragraph" style:parent-style-name="Text_20_body" style:list-style-name="L2">
      <style:text-properties fo:language="fr" fo:country="FR" officeooo:rsid="00486249" officeooo:paragraph-rsid="00486249"/>
    </style:style>
    <style:style style:name="P72" style:family="paragraph" style:parent-style-name="Text_20_body" style:list-style-name="L3">
      <style:text-properties fo:language="fr" fo:country="FR"/>
    </style:style>
    <style:style style:name="P73" style:family="paragraph" style:parent-style-name="Text_20_body">
      <style:paragraph-properties fo:margin-top="0.423cm" fo:margin-bottom="0.212cm" style:contextual-spacing="false"/>
      <style:text-properties fo:language="fr" fo:country="FR" officeooo:paragraph-rsid="00486249" style:font-name-asian="DejaVu Sans2" style:font-name-complex="DejaVu Sans2"/>
    </style:style>
    <style:style style:name="P74" style:family="paragraph" style:parent-style-name="Text_20_body">
      <style:paragraph-properties fo:margin-top="0.423cm" fo:margin-bottom="0.212cm" style:contextual-spacing="false"/>
      <style:text-properties fo:language="fr" fo:country="FR" officeooo:rsid="004e964b" officeooo:paragraph-rsid="004e964b" style:font-name-asian="DejaVu Sans2" style:font-name-complex="DejaVu Sans2"/>
    </style:style>
    <style:style style:name="P75" style:family="paragraph" style:parent-style-name="Text_20_body">
      <style:paragraph-properties fo:margin-top="0.423cm" fo:margin-bottom="0.212cm" style:contextual-spacing="false" fo:text-align="center" style:justify-single-word="false"/>
      <style:text-properties fo:language="fr" fo:country="FR" officeooo:rsid="00639b2e" officeooo:paragraph-rsid="00639b2e" style:font-name-asian="DejaVu Sans2" style:font-name-complex="DejaVu Sans2"/>
    </style:style>
    <style:style style:name="P76" style:family="paragraph" style:parent-style-name="Text_20_body">
      <style:paragraph-properties fo:margin-top="0.423cm" fo:margin-bottom="0.212cm" style:contextual-spacing="false" fo:text-align="center" style:justify-single-word="false"/>
      <style:text-properties fo:language="fr" fo:country="FR" officeooo:rsid="00486249" officeooo:paragraph-rsid="00486249" style:font-name-asian="DejaVu Sans2" style:font-name-complex="DejaVu Sans2"/>
    </style:style>
    <style:style style:name="P77" style:family="paragraph" style:parent-style-name="Text_20_body">
      <style:text-properties fo:language="fr" fo:country="FR" style:font-name-asian="DejaVu Sans2" style:font-name-complex="DejaVu Sans2"/>
    </style:style>
    <style:style style:name="P78" style:family="paragraph" style:parent-style-name="Text_20_body">
      <style:text-properties fo:language="fr" fo:country="FR" officeooo:rsid="004923da" officeooo:paragraph-rsid="004923da" style:font-name-asian="DejaVu Sans2" style:font-name-complex="DejaVu Sans2"/>
    </style:style>
    <style:style style:name="P79" style:family="paragraph" style:parent-style-name="Text_20_body">
      <style:text-properties fo:language="fr" fo:country="FR" officeooo:paragraph-rsid="004e7260"/>
    </style:style>
    <style:style style:name="P80" style:family="paragraph" style:parent-style-name="Text_20_body">
      <style:text-properties fo:language="fr" fo:country="FR" officeooo:paragraph-rsid="004e2ebf"/>
    </style:style>
    <style:style style:name="P81" style:family="paragraph" style:parent-style-name="Text_20_body">
      <style:paragraph-properties fo:text-align="center" style:justify-single-word="false"/>
      <style:text-properties fo:language="fr" fo:country="FR" officeooo:rsid="0055c45b" officeooo:paragraph-rsid="0055c45b"/>
    </style:style>
    <style:style style:name="P82" style:family="paragraph" style:parent-style-name="Text_20_body">
      <style:text-properties fo:language="fr" fo:country="FR" officeooo:rsid="0055c45b" officeooo:paragraph-rsid="0055c45b"/>
    </style:style>
    <style:style style:name="P83" style:family="paragraph" style:parent-style-name="Text_20_body" style:list-style-name="L8">
      <style:text-properties fo:language="fr" fo:country="FR" officeooo:paragraph-rsid="006258ee"/>
    </style:style>
    <style:style style:name="P84" style:family="paragraph" style:parent-style-name="Text_20_body">
      <style:text-properties fo:language="fr" fo:country="FR" officeooo:paragraph-rsid="005af96a"/>
    </style:style>
    <style:style style:name="P85" style:family="paragraph" style:parent-style-name="Text_20_body">
      <style:text-properties fo:language="fr" fo:country="FR" officeooo:rsid="004e2ebf" officeooo:paragraph-rsid="004e2ebf"/>
    </style:style>
    <style:style style:name="P86" style:family="paragraph" style:parent-style-name="Text_20_body">
      <style:paragraph-properties fo:text-align="center" style:justify-single-word="false"/>
      <style:text-properties style:font-name="DejaVu Sans" fo:font-size="10pt" fo:language="fr" fo:country="FR" style:font-size-asian="10pt" style:font-size-complex="10pt"/>
    </style:style>
    <style:style style:name="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 loext:opacity="100%"/>
    </style:style>
    <style:style style:name="T5" style:family="text">
      <style:text-properties fo:color="#96bf3c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3d775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4ca430"/>
    </style:style>
    <style:style style:name="T15" style:family="text">
      <style:text-properties officeooo:rsid="0052f909"/>
    </style:style>
    <style:style style:name="T16" style:family="text">
      <style:text-properties officeooo:rsid="0053d775"/>
    </style:style>
    <style:style style:name="T17" style:family="text">
      <style:text-properties officeooo:rsid="0055c45b"/>
    </style:style>
    <style:style style:name="T18" style:family="text">
      <style:text-properties officeooo:rsid="005764dd"/>
    </style:style>
    <style:style style:name="T19" style:family="text">
      <style:text-properties officeooo:rsid="005cd4c7"/>
    </style:style>
    <style:style style:name="T20" style:family="text">
      <style:text-properties officeooo:rsid="005d59f2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style:style style:name="T22" style:family="text">
      <style:text-properties fo:font-size="9pt" fo:font-style="italic" officeooo:rsid="0064627c" style:font-size-asian="9pt" style:font-style-asian="italic" style:font-size-complex="9pt" style:font-style-complex="italic"/>
    </style:style>
    <style:style style:name="T23" style:family="text">
      <style:text-properties officeooo:rsid="00662e59"/>
    </style:style>
    <style:style style:name="T24" style:family="text">
      <style:text-properties officeooo:rsid="00679987"/>
    </style:style>
    <style:style style:name="T25" style:family="text">
      <style:text-properties officeooo:rsid="0068d850"/>
    </style:style>
    <style:style style:name="T26" style:family="text">
      <style:text-properties fo:language="fr" fo:country="F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8"><text:user-defined style:data-style-name="N0" text:name="Client">OC Pizza</text:user-defined></text:p>
            <text:p text:style-name="P39"/>
            <text:p text:style-name="P38"><text:user-defined style:data-style-name="N0" text:name="Projet">OC Pizza</text:user-defined></text:p>
            <text:p text:style-name="P40"/>
            <text:p text:style-name="P48"><text:title>Dossier de conception fonctionnelle</text:title></text:p>
            <text:p text:style-name="P40"/>
            <text:p text:style-name="P40">Version <text:user-defined style:data-style-name="N0" text:name="Version">1</text:user-defined></text:p>
          </table:table-cell>
        </table:table-row>
        <table:table-row table:style-name="Tableau12.2">
          <table:table-cell table:style-name="Tableau12.A1" office:value-type="string">
            <text:p text:style-name="P41">Auteur</text:p>
            <text:p text:style-name="P42"><text:user-defined style:data-style-name="N0" text:name="Auteur">Jean-Baptiste Baillet</text:user-defined></text:p>
            <text:p text:style-name="P43"><text:user-defined style:data-style-name="N0" text:name="Auteur_Role">developpeur</text:user-defined></text:p>
          </table:table-cell>
        </table:table-row>
      </table:table>
      <text:p text:style-name="P36">A Faire :</text:p>
      <text:list xml:id="list1133655722" text:style-name="L1">
        <text:list-item>
          <text:p text:style-name="P37">Remplacer manuellement les valeurs entre &lt;&gt;</text:p>
        </text:list-item>
        <text:list-item>
          <text:p text:style-name="P37">Les valeurs entre {{}} sont à renseigner dans les propriétés du document</text:p>
        </text:list-item>
      </text:list>
      <text:p text:style-name="P44"><text:soft-page-break/></text:p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6">1 -Versions<text:tab/>3</text:p>
          <text:p text:style-name="P6">2 -Introduction<text:tab/>4</text:p>
          <text:p text:style-name="P2">2.1 -Objet du document<text:tab/>4</text:p>
          <text:p text:style-name="P2">2.2 -Références<text:tab/>4</text:p>
          <text:p text:style-name="P2">2.3 -Besoin du client<text:tab/>4</text:p>
          <text:p text:style-name="P4">2.3.1 -Contexte<text:tab/>4</text:p>
          <text:p text:style-name="P4">2.3.2 -Enjeux et Objectifs<text:tab/>4</text:p>
          <text:p text:style-name="P6">3 -Description générale de la solution<text:tab/>5</text:p>
          <text:p text:style-name="P2">3.1 -Les principe de fonctionnement<text:tab/>5</text:p>
          <text:p text:style-name="P2">3.2 -Les acteurs<text:tab/>5</text:p>
          <text:p text:style-name="P2">3.3 -Les cas d’utilisation généraux<text:tab/>5</text:p>
          <text:p text:style-name="P6">4 -Le domaine fonctionnel<text:tab/>6</text:p>
          <text:p text:style-name="P2">4.1 -Référentiel<text:tab/>6</text:p>
          <text:p text:style-name="P4">4.1.1 -Règles de gestion<text:tab/>6</text:p>
          <text:p text:style-name="P2">4.2 -Package X<text:tab/>6</text:p>
          <text:p text:style-name="P6">5 -Les workflows<text:tab/>7</text:p>
          <text:p text:style-name="P2">5.1 -Le workflow XXX<text:tab/>7</text:p>
          <text:p text:style-name="P6">6 -Application Web<text:tab/>8</text:p>
          <text:p text:style-name="P2">6.1 -Les acteurs<text:tab/>8</text:p>
          <text:p text:style-name="P2">6.2 -Les cas d’utilisation<text:tab/>8</text:p>
          <text:p text:style-name="P2">6.3 -Les règles de gestion générales<text:tab/>8</text:p>
          <text:p text:style-name="P2">6.4 -Le workflow XXX<text:tab/>8</text:p>
          <text:p text:style-name="P6">7 -Composant XXX<text:tab/>9</text:p>
          <text:p text:style-name="P6">8 -Glossaire<text:tab/>10</text:p>
        </text:index-body>
      </text:table-of-content>
      <text:p text:style-name="P5"/>
      <text:p text:style-name="P5"/>
      <text:h text:style-name="P10" text:outline-level="1">Versions</text:h>
      <text:p text:style-name="P6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6">Auteur</text:p>
          </table:table-cell>
          <table:table-cell table:style-name="Tableau7.A1" office:value-type="string">
            <text:p text:style-name="P66">Date</text:p>
          </table:table-cell>
          <table:table-cell table:style-name="Tableau7.A1" office:value-type="string">
            <text:p text:style-name="P67">Description</text:p>
          </table:table-cell>
          <table:table-cell table:style-name="Tableau7.A1" office:value-type="string">
            <text:p text:style-name="P66">Version</text:p>
          </table:table-cell>
        </table:table-row>
        <table:table-row table:style-name="Tableau7.2">
          <table:table-cell table:style-name="Tableau7.A2" office:value-type="string">
            <text:p text:style-name="P56">Jean-Baptiste</text:p>
          </table:table-cell>
          <table:table-cell table:style-name="Tableau7.B2" office:value-type="string">
            <text:p text:style-name="P56">15/02/2021</text:p>
          </table:table-cell>
          <table:table-cell table:style-name="Tableau7.C2" office:value-type="string">
            <text:p text:style-name="P57">Création du document</text:p>
          </table:table-cell>
          <table:table-cell table:style-name="Tableau7.D2" office:value-type="string">
            <text:p text:style-name="P56">1</text:p>
          </table:table-cell>
        </table:table-row>
        <table:table-row table:style-name="Tableau7.2">
          <table:table-cell table:style-name="Tableau7.A5" office:value-type="string">
            <text:p text:style-name="P58"/>
          </table:table-cell>
          <table:table-cell table:style-name="Tableau7.B5" office:value-type="string">
            <text:p text:style-name="P58"/>
          </table:table-cell>
          <table:table-cell table:style-name="Tableau7.C5" office:value-type="string">
            <text:p text:style-name="P57"/>
          </table:table-cell>
          <table:table-cell table:style-name="Tableau7.D5" office:value-type="string">
            <text:p text:style-name="P58"/>
          </table:table-cell>
        </table:table-row>
        <table:table-row table:style-name="Tableau7.2">
          <table:table-cell table:style-name="Tableau7.A5" office:value-type="string">
            <text:p text:style-name="P58"/>
          </table:table-cell>
          <table:table-cell table:style-name="Tableau7.B5" office:value-type="string">
            <text:p text:style-name="P58"/>
          </table:table-cell>
          <table:table-cell table:style-name="Tableau7.C5" office:value-type="string">
            <text:p text:style-name="P57"/>
          </table:table-cell>
          <table:table-cell table:style-name="Tableau7.D5" office:value-type="string">
            <text:p text:style-name="P58"/>
          </table:table-cell>
        </table:table-row>
        <table:table-row table:style-name="Tableau7.2">
          <table:table-cell table:style-name="Tableau7.A5" office:value-type="string">
            <text:p text:style-name="P58"/>
          </table:table-cell>
          <table:table-cell table:style-name="Tableau7.B5" office:value-type="string">
            <text:p text:style-name="P58"/>
          </table:table-cell>
          <table:table-cell table:style-name="Tableau7.C5" office:value-type="string">
            <text:p text:style-name="P57"/>
          </table:table-cell>
          <table:table-cell table:style-name="Tableau7.D5" office:value-type="string">
            <text:p text:style-name="P58"/>
          </table:table-cell>
        </table:table-row>
      </table:table>
      <text:p text:style-name="P3"/>
      <text:p text:style-name="P86"/>
      <text:h text:style-name="P11" text:outline-level="1">Introduction</text:h>
      <text:h text:style-name="P15" text:outline-level="2">Objet du document</text:h>
      <text:p text:style-name="P68">Le présent document constitue le <text:span text:style-name="T15">dossier de conception fonctionnelle </text:span>de l'application <text:span text:style-name="T24">OCPizza.</text:span></text:p>
      <text:p text:style-name="P69"><text:span text:style-name="T25">L’o</text:span>bjectif du documen<text:span text:style-name="T25">t est de présenter les acteurs et les fonctionnalités de l’application.</text:span></text:p>
      <text:p text:style-name="P70">Les éléments du présents dossiers découlent :</text:p>
      <text:list xml:id="list1870784449" text:style-name="L2">
        <text:list-item>
          <text:p text:style-name="P71">de …</text:p>
        </text:list-item>
        <text:list-item>
          <text:p text:style-name="P71">...</text:p>
        </text:list-item>
      </text:list>
      <text:h text:style-name="P15" text:outline-level="2">Références</text:h>
      <text:p text:style-name="P68">Pour de plus amples informations, se référer <text:span text:style-name="T16">également aux éléments suivants</text:span> :</text:p>
      <text:list xml:id="list1989664001" text:style-name="L3">
        <text:list-item>
          <text:p text:style-name="P72"><text:span text:style-name="T6">D</text:span><text:span text:style-name="T8">C</text:span><text:span text:style-name="T6">T - </text:span><text:span text:style-name="T7">Xxx</text:span> : Dossier de <text:span text:style-name="T9">conception</text:span> technique de l'application</text:p>
        </text:list-item>
        <text:list-item>
          <text:p text:style-name="P72">…</text:p>
        </text:list-item>
      </text:list>
      <text:h text:style-name="P16" text:outline-level="2">Besoin du client</text:h>
      <text:h text:style-name="P20" text:outline-level="3">Contexte</text:h>
      <text:h text:style-name="P21" text:outline-level="3">Enjeux et Objectifs</text:h>
      <text:h text:style-name="P11" text:outline-level="1"><text:span text:style-name="T10">Description </text:span>générale<text:span text:style-name="T10"> de la solution</text:span></text:h>
      <text:p text:style-name="P73">…</text:p>
      <text:h text:style-name="P15" text:outline-level="2">Les principe de fonctionnement</text:h>
      <text:p text:style-name="P74"/>
      <text:h text:style-name="P17" text:outline-level="2">Les acteurs</text:h>
      <text:p text:style-name="P79"/>
      <text:h text:style-name="P19" text:outline-level="2"><text:span text:style-name="T12">Les c</text:span><text:span text:style-name="T10">as d’utilisation </text:span><text:span text:style-name="T13">généraux</text:span></text:h>
      <text:p text:style-name="P75">Diagramme UML des cas d’utiliation généraux.<text:line-break/><text:span text:style-name="T21">Ne pas détailler.<text:line-break/>Ex : faire un seul cas d’utilisation “Gestion des catégories” au lieu de “Ajouter une catégorie”, “</text:span><text:span text:style-name="T22">S</text:span><text:span text:style-name="T21">upprimer </text:span><text:span text:style-name="T22">une catégorie”</text:span><text:span text:style-name="T21">...</text:span></text:p>
      <text:h text:style-name="P12" text:outline-level="1">Le domaine fonctionnel</text:h>
      <text:h text:style-name="P15" text:outline-level="2">Référentiel</text:h>
      <text:p text:style-name="P76">Diagramme UML <text:span text:style-name="T17">de classes</text:span></text:p>
      <text:p text:style-name="P70"><text:span text:style-name="T23">E</text:span>xplications…</text:p>
      <text:h text:style-name="P22" text:outline-level="3">Règles de gestion</text:h>
      <text:h text:style-name="P15" text:outline-level="2"><text:span text:style-name="T11">P</text:span><text:span text:style-name="T10">ackage X</text:span></text:h>
      <text:p text:style-name="P77">…</text:p>
      <text:p text:style-name="P77"/>
      <text:h text:style-name="P13" text:outline-level="1">Les workflows</text:h>
      <text:h text:style-name="P15" text:outline-level="2">Le workflow XXX</text:h>
      <text:p text:style-name="P68">...</text:p>
      <text:h text:style-name="P14" text:outline-level="1">Application Web</text:h>
      <text:p text:style-name="P78">Introduction, objectifs...</text:p>
      <text:p text:style-name="P78"/>
      <text:h text:style-name="P18" text:outline-level="2">Les acteurs</text:h>
      <text:p text:style-name="P80"/>
      <text:h text:style-name="P15" text:outline-level="2"><text:span text:style-name="T14">Les c</text:span>as d’utilisation</text:h>
      <text:p text:style-name="P81">Diagramme UML de cas d’utilisation</text:p>
      <text:h text:style-name="P23" text:outline-level="3">Package A</text:h>
      <text:h text:style-name="P24" text:outline-level="4"><text:span text:style-name="T20">UC1 – Cas d’utilisation </text:span>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6">Identifiant</text:p>
          </table:table-cell>
          <table:table-cell table:style-name="Tableau3.B1" office:value-type="string">
            <text:p text:style-name="P59">UC1 – Xxxx</text:p>
          </table:table-cell>
        </table:table-row>
        <table:table-row table:style-name="Tableau3.1">
          <table:table-cell table:style-name="Tableau3.A2" office:value-type="string">
            <text:p text:style-name="P46">Description</text:p>
          </table:table-cell>
          <table:table-cell table:style-name="Tableau3.B2" office:value-type="string">
            <text:p text:style-name="P60"/>
          </table:table-cell>
        </table:table-row>
        <table:table-row table:style-name="Tableau3.1">
          <table:table-cell table:style-name="Tableau3.A2" office:value-type="string">
            <text:p text:style-name="P46">Pré-conditions</text:p>
          </table:table-cell>
          <table:table-cell table:style-name="Tableau3.B3" office:value-type="string">
            <text:list xml:id="list2345897116" text:style-name="L4">
              <text:list-item>
                <text:p text:style-name="P47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P46">Données en entrée</text:p>
          </table:table-cell>
          <table:table-cell table:style-name="Tableau3.B4" office:value-type="string">
            <text:list xml:id="list902181877" text:style-name="L5">
              <text:list-item>
                <text:p text:style-name="P61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P46">Scénario nominal</text:p>
          </table:table-cell>
          <table:table-cell table:style-name="Tableau3.B5" office:value-type="string">
            <text:list xml:id="list1400789967" text:style-name="L6">
              <text:list-item>
                <text:p text:style-name="P62">…</text:p>
              </text:list-item>
              <text:list-item>
                <text:p text:style-name="P62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P46">Résultat</text:p>
          </table:table-cell>
          <table:table-cell table:style-name="Tableau3.B6" office:value-type="string">
            <text:p text:style-name="P57"/>
          </table:table-cell>
        </table:table-row>
        <table:table-row table:style-name="Tableau3.1">
          <table:table-cell table:style-name="Tableau3.A2" office:value-type="string">
            <text:p text:style-name="P46">Erreur<text:span text:style-name="T19">s</text:span></text:p>
          </table:table-cell>
          <table:table-cell table:style-name="Tableau3.B7" office:value-type="string">
            <text:list xml:id="list3019221453" text:style-name="L7">
              <text:list-item>
                <text:p text:style-name="P63"/>
              </text:list-item>
            </text:list>
          </table:table-cell>
        </table:table-row>
      </table:table>
      <text:h text:style-name="P26" text:outline-level="5">Scénario alternatif : Xxxxx</text:h>
      <text:list xml:id="list238259125" text:style-name="L8">
        <text:list-item>
          <text:p text:style-name="P83"/>
        </text:list-item>
      </text:list>
      <text:h text:style-name="P25" text:outline-level="4">Cas d’utilisation Y</text:h>
      <text:p text:style-name="P84">...</text:p>
      <text:h text:style-name="P23" text:outline-level="3">Package B</text:h>
      <text:p text:style-name="P82">...</text:p>
      <text:h text:style-name="P15" text:outline-level="2">Les règles de gestion générales</text:h>
      <text:p text:style-name="P68"/>
      <text:h text:style-name="P15" text:outline-level="2"><text:soft-page-break/>Le workflow XXX</text:h>
      <text:p text:style-name="P85"/>
      <text:h text:style-name="P11" text:outline-level="1"><text:span text:style-name="T18">Application</text:span> XXX</text:h>
      <text:p text:style-name="P68">...</text:p>
      <text:h text:style-name="P11" text:outline-level="1">Glossaire</text:h>
      <table:table table:name="Tableau1" table:style-name="Tableau1">
        <table:table-column table:style-name="Tableau1.A"/>
        <table:table-column table:style-name="Tableau1.B"/>
        <table:table-row table:style-name="TableLine2143241942384">
          <table:table-cell table:style-name="Tableau1.A1" office:value-type="string">
            <text:p text:style-name="P64"/>
          </table:table-cell>
          <table:table-cell table:style-name="Tableau1.B1" office:value-type="string">
            <text:p text:style-name="P65"/>
          </table:table-cell>
        </table:table-row>
        <table:table-row table:style-name="TableLine2143241932592">
          <table:table-cell table:style-name="Tableau1.A2" office:value-type="string">
            <text:p text:style-name="P64"/>
          </table:table-cell>
          <table:table-cell table:style-name="Tableau1.B2" office:value-type="string">
            <text:p text:style-name="P65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style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 -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 -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%1%.%2%.%3%.%4% -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loext:num-list-format="%5%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loext:num-list-format="%8%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MP4" style:family="paragraph" style:parent-style-name="Standard">
      <style:text-properties fo:font-size="6pt" fo:language="fr" fo:country="FR" style:font-size-asian="5.25pt" style:font-size-complex="6pt"/>
    </style:style>
    <style:style style:name="MP5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MP9" style:family="paragraph" style:parent-style-name="Table_20_Contents">
      <style:text-properties fo:font-size="7pt" fo:language="fr" fo:country="FR" style:font-size-asian="7pt" style:font-size-complex="7pt"/>
    </style:style>
    <style:style style:name="MP10" style:family="paragraph" style:parent-style-name="Standard">
      <style:text-properties officeooo:paragraph-rsid="00242b3f"/>
    </style:style>
    <style:style style:name="MP11" style:family="paragraph" style:parent-style-name="Frame_20_contents">
      <style:paragraph-properties fo:text-align="end" style:justify-single-word="false"/>
      <style:text-properties fo:language="fr" fo:country="FR" officeooo:paragraph-rsid="00679987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language="fr" fo:country="FR" fo:font-style="normal" officeooo:paragraph-rsid="00242b3f" style:font-size-asian="8pt" style:font-style-asian="normal" style:font-size-complex="8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MP15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6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fo:language="fr" fo:country="FR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DejaVu Sans1" fo:font-size="10pt" fo:language="fr" fo:country="FR" style:font-size-asian="10pt" style:font-size-complex="10pt"/>
    </style:style>
    <style:style style:name="MP19" style:family="paragraph" style:parent-style-name="Table_20_Contents">
      <style:text-properties style:font-name="DejaVu Sans1" fo:font-size="10pt" fo:language="fr" fo:country="FR" style:font-size-asian="10pt" style:font-size-complex="10pt"/>
    </style:style>
    <style:style style:name="MT1" style:family="text">
      <style:text-properties fo:language="fr" fo:country="FR"/>
    </style:style>
    <style:style style:name="MT2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T5" style:family="text">
      <style:text-properties fo:color="#555555" loext:opacity="100%"/>
    </style:style>
    <style:style style:name="MT6" style:family="text">
      <style:text-properties fo:color="#96bf3c" loext:opacity="100%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2143241925520">
            <table:table-cell table:style-name="Tableau6.A1" office:value-type="string">
              <text:p text:style-name="MP5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6"><text:user-defined style:data-style-name="N0" text:name="Client">OC Pizza</text:user-defined></text:p>
              <text:p text:style-name="MP7"><text:user-defined style:data-style-name="N0" text:name="Projet">OC Pizza</text:user-defined></text:p>
              <text:p text:style-name="MP8"><text:title>Dossier de conception fonctionnelle</text:title></text:p>
            </table:table-cell>
            <table:table-cell table:style-name="Tableau6.C1" office:value-type="string">
              <text:p text:style-name="MP9">Version : <text:user-defined style:data-style-name="N0" text:name="Version">1</text:user-defined></text:p>
              <text:p text:style-name="MP9">Date : <text:user-defined style:data-style-name="N36" text:name="Version_Date">31/12/2016</text:user-defined></text:p>
              <text:p text:style-name="MP9">Page : <text:page-number text:select-page="current">12</text:page-number><text:s/>/ <text:page-count>12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2143241913552">
            <table:table-cell table:style-name="Tableau4.A1" office:value-type="string">
              <text:p text:style-name="MP10"><text:span text:style-name="Strong_20_Emphasis"><text:span text:style-name="MT1">IT Consulting &amp; Development</text:span></text:span><text:span text:style-name="MT1"> </text:span></text:p>
            </table:table-cell>
            <table:table-cell table:style-name="Tableau4.A1" office:value-type="string">
              <text:p text:style-name="MP11">OC Pizza</text:p>
            </table:table-cell>
          </table:table-row>
        </table:table>
        <text:p text:style-name="MP2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2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13"><text:span text:style-name="MT2">&lt;AdresseEntreprise&gt; – &lt;Téléphone&gt; – &lt;</text:span><text:span text:style-name="MT3">E</text:span><text:span text:style-name="MT2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4">&lt;siteWebEntreprise&gt;</text:p>
            </table:table-cell>
            <table:table-cell table:style-name="Tableau5.A1" office:value-type="string">
              <text:p text:style-name="MP15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3"/>
      </style:footer>
    </style:master-page>
    <style:master-page style:name="Landscape" style:page-layout-name="Mpm3" draw:style-name="Mdp2"/>
    <style:master-page style:name="HTML" style:page-layout-name="Mpm4" draw:style-name="Mdp2"/>
    <style:master-page style:name="Index" style:page-layout-name="Mpm5" draw:style-name="Mdp2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2143241921440">
            <table:table-cell table:style-name="Tableau9.A1" office:value-type="string">
              <text:p text:style-name="MP16"><text:span text:style-name="MT5">open</text:span><text:span text:style-name="MT6">run</text:span></text:p>
            </table:table-cell>
            <table:table-cell table:style-name="Tableau9.B1" office:value-type="string">
              <text:p text:style-name="MP17">ORANGE</text:p>
              <text:p text:style-name="MP18">Proposition commerciale BDPV</text:p>
            </table:table-cell>
            <table:table-cell table:style-name="Tableau9.A1" office:value-type="string">
              <text:p text:style-name="MP19">Ref : PR2011-0016</text:p>
              <text:p text:style-name="MP19">Date : 14/03/2012</text:p>
              <text:p text:style-name="MP19">Page : <text:page-number text:select-page="current">0</text:page-number><text:s/>/ <text:page-count>12</text:page-count><text:s/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14T14:29:45.355181548</meta:creation-date>
    <meta:editing-duration>P0D</meta:editing-duration>
    <meta:editing-cycles>1</meta:editing-cycles>
    <meta:generator>LibreOffice/7.2.2.2$Windows_X86_64 LibreOffice_project/02b2acce88a210515b4a5bb2e46cbfb63fe97d56</meta:generator>
    <dc:title>Dossier de conception fonctionnelle</dc:title>
    <meta:document-statistic meta:table-count="8" meta:image-count="0" meta:object-count="0" meta:page-count="12" meta:paragraph-count="124" meta:word-count="491" meta:character-count="2736" meta:non-whitespace-character-count="2396"/>
    <meta:user-defined meta:name="Auteur">Jean-Baptiste Baillet</meta:user-defined>
    <meta:user-defined meta:name="Auteur_Role">developpeur</meta:user-defined>
    <meta:user-defined meta:name="Client">OC Pizza</meta:user-defined>
    <meta:user-defined meta:name="Entreprise">IT Consulting &amp; Development</meta:user-defined>
    <meta:user-defined meta:name="Projet" meta:value-type="string">OC Pizza</meta:user-defined>
    <meta:user-defined meta:name="Version" meta:value-type="string">1</meta:user-defined>
    <meta:user-defined meta:name="Version_Date" meta:value-type="date">2016-12-31</meta:user-defined>
  </office:meta>
</office:document-meta>
</file>